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08a" officeooo:paragraph-rsid="00189633"/>
    </style:style>
    <style:style style:name="P2" style:family="paragraph" style:parent-style-name="Standard">
      <style:text-properties fo:font-weight="bold" officeooo:rsid="000c308a" officeooo:paragraph-rsid="00189633" style:font-weight-asian="bold" style:font-weight-complex="bold"/>
    </style:style>
    <style:style style:name="P3" style:family="paragraph" style:parent-style-name="Standard">
      <style:text-properties officeooo:rsid="000e016a" officeooo:paragraph-rsid="00189633"/>
    </style:style>
    <style:style style:name="P4" style:family="paragraph" style:parent-style-name="Standard">
      <style:text-properties officeooo:rsid="0019d77b" officeooo:paragraph-rsid="0019d77b"/>
    </style:style>
    <style:style style:name="P5" style:family="paragraph" style:parent-style-name="Standard">
      <style:text-properties fo:font-weight="normal" officeooo:rsid="00074eac" officeooo:paragraph-rsid="0019d77b" style:font-weight-asian="normal" style:font-weight-complex="normal"/>
    </style:style>
    <style:style style:name="P6" style:family="paragraph" style:parent-style-name="Standard">
      <style:text-properties fo:font-weight="bold" officeooo:rsid="000c308a" officeooo:paragraph-rsid="00189633" style:font-weight-asian="bold" style:font-weight-complex="bold"/>
    </style:style>
    <style:style style:name="P7" style:family="paragraph" style:parent-style-name="Standard">
      <style:text-properties fo:font-weight="bold" officeooo:rsid="0029c2f3" officeooo:paragraph-rsid="0029c2f3" style:font-weight-asian="bold" style:font-weight-complex="bold"/>
    </style:style>
    <style:style style:name="P8" style:family="paragraph" style:parent-style-name="Standard">
      <style:text-properties fo:font-weight="normal" officeooo:rsid="001b354c" officeooo:paragraph-rsid="001b354c" style:font-weight-asian="normal" style:font-weight-complex="normal"/>
    </style:style>
    <style:style style:name="P9" style:family="paragraph" style:parent-style-name="Standard">
      <style:text-properties fo:font-weight="normal" officeooo:rsid="00227a10" officeooo:paragraph-rsid="00227a10" style:font-weight-asian="normal" style:font-weight-complex="normal"/>
    </style:style>
    <style:style style:name="P10" style:family="paragraph" style:parent-style-name="Standard">
      <style:text-properties fo:font-weight="normal" officeooo:rsid="00068061" officeooo:paragraph-rsid="00235ed8" style:font-weight-asian="normal" style:font-weight-complex="normal"/>
    </style:style>
    <style:style style:name="P11" style:family="paragraph" style:parent-style-name="Standard">
      <style:text-properties officeooo:rsid="000c308a" officeooo:paragraph-rsid="00189633"/>
    </style:style>
    <style:style style:name="P12" style:family="paragraph" style:parent-style-name="Standard">
      <style:text-properties officeooo:rsid="002b2af6" officeooo:paragraph-rsid="002b2af6"/>
    </style:style>
    <style:style style:name="P13" style:family="paragraph" style:parent-style-name="Standard">
      <style:text-properties officeooo:rsid="0029c2f3" officeooo:paragraph-rsid="002b493b"/>
    </style:style>
    <style:style style:name="P14" style:family="paragraph" style:parent-style-name="Standard">
      <style:text-properties officeooo:rsid="002c055a" officeooo:paragraph-rsid="002c055a"/>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fo:font-weight="bold" officeooo:rsid="00235ed8" style:font-weight-asian="bold" style:font-weight-complex="bold"/>
    </style:style>
    <style:style style:name="T4" style:family="text">
      <style:text-properties officeooo:rsid="00074eac"/>
    </style:style>
    <style:style style:name="T5" style:family="text">
      <style:text-properties officeooo:rsid="001c8de6"/>
    </style:style>
    <style:style style:name="T6" style:family="text">
      <style:text-properties officeooo:rsid="001fd4ad"/>
    </style:style>
    <style:style style:name="T7" style:family="text">
      <style:text-properties officeooo:rsid="00235ed8"/>
    </style:style>
    <style:style style:name="T8" style:family="text">
      <style:text-properties fo:font-weight="normal" style:font-weight-asian="normal" style:font-weight-complex="normal"/>
    </style:style>
    <style:style style:name="T9" style:family="text">
      <style:text-properties fo:font-weight="normal" officeooo:rsid="002b2af6" style:font-weight-asian="normal" style:font-weight-complex="normal"/>
    </style:style>
    <style:style style:name="T10" style:family="text">
      <style:text-properties fo:font-weight="normal" officeooo:rsid="002c055a" style:font-weight-asian="normal" style:font-weight-complex="normal"/>
    </style:style>
    <style:style style:name="T11" style:family="text">
      <style:text-properties officeooo:rsid="00249ba9"/>
    </style:style>
    <style:style style:name="T12" style:family="text">
      <style:text-properties officeooo:rsid="00265708"/>
    </style:style>
    <style:style style:name="T13" style:family="text">
      <style:text-properties officeooo:rsid="0027c9db"/>
    </style:style>
    <style:style style:name="T14" style:family="text">
      <style:text-properties officeooo:rsid="002b2af6"/>
    </style:style>
    <style:style style:name="T15" style:family="text">
      <style:text-properties officeooo:rsid="002c05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P1"><text:tab/></text:p>
      <text:p text:style-name="P1"><text:span text:style-name="T2">1: Describe both methods</text:span> – <text:span text:style-name="T1">each describe one</text:span></text:p>
      <text:p text:style-name="P4">GREG:</text:p>
      <text:p text:style-name="P10">The Waterfall <text:span text:style-name="T6">model</text:span> takes a sequential approach to software design. Software is designed in steps (usually being requirements, design, implementation, testing, installation, and maintenance). <text:span text:style-name="T3">Add short explanation of the steps.</text:span></text:p>
      <text:p text:style-name="P10"><text:span text:style-name="T7">E</text:span>ach step must be completed before the developers can move on to the <text:span text:style-name="T4">following step and once a new step has been reached a developer cannot go back to the previous step and make any changes. One of the reasons for this is because the Waterfall model stresses planning and strict documentation. Any changes to a previous step can only be accomplished by going back to the beginning of the waterfall and starting the design process over again.</text:span></text:p>
      <text:p text:style-name="P5">As the Waterfall model follows a strict design and end date, the <text:span text:style-name="T6">model</text:span> would be useful for a developer when the client has a specific picture of how the software needs to be and built within a specific time frame.</text:p>
      <text:p text:style-name="P1"/>
      <text:p text:style-name="P3">AGILE: <text:span text:style-name="T2">Joel</text:span></text:p>
      <text:p text:style-name="P3"><text:tab/>group software development</text:p>
      <text:p text:style-name="P3"><text:tab/>Key points:</text:p>
      <text:p text:style-name="P3"><text:tab/><text:tab/>individuals and interactions over processes and tools</text:p>
      <text:p text:style-name="P3"><text:tab/><text:tab/>Working Software over comprehensive documentation</text:p>
      <text:p text:style-name="P3"><text:tab/><text:tab/>Customer collaboration over contract negotiation</text:p>
      <text:p text:style-name="P3"><text:tab/><text:tab/>Responding to change over following a plan</text:p>
      <text:p text:style-name="P3"><text:tab/>begin by defining a few requirements and begin building those out. As you code test your work. After a short amount of time review each others work and get feedback from the customer to make sure that you are still on track to deliver something that the people want. Record and incorporate changes, redefine any differences in requirements and continue coding.</text:p>
      <text:p text:style-name="P3"><text:tab/>Agile is built off of incremental tasks and short time frames to complete each task. The project also needs to be adaptable, things are built with the ability to be expanded upon at a later point as the customer may want different functionality down the line.</text:p>
      <text:p text:style-name="P3"><text:tab/>Used with a small group usually, this allows the group to meet more often for a shorter amount of time </text:p>
      <text:p text:style-name="P2">2:Similarities - <text:span text:style-name="T1">Joel</text:span></text:p>
      <text:p text:style-name="P1"><text:tab/>Similar stages in development although stages are revisited in Agile</text:p>
      <text:p text:style-name="P1"><text:tab/>Share the same goal</text:p>
      <text:p text:style-name="P1"><text:tab/></text:p>
      <text:p text:style-name="P2">3:Differences – <text:span text:style-name="T1">Greg</text:span></text:p>
      <text:p text:style-name="P2"/>
      <text:p text:style-name="P8">One key difference between the two <text:span text:style-name="T6">models</text:span> <text:span text:style-name="T5">is how feedback is utilized. Due to the linearity of development the Waterfall model does not allow for a change in requirements because no feedback is given or provides no guidance on how the feedback can be addressed. For example, if an unexpected problem occurs during development (such as losing development personnel) there may be limited resources or a plan in place to mitigate the problem. The Agile model provides a solution to this.</text:span></text:p>
      <text:p text:style-name="P9">As work is done in sprints, at the end of each sprint the project priorities can be evaluated taking into account feedback from the development team <text:span text:style-name="T11">(such as through continuous integration) </text:span>and the customer before the next sprint is acted upon. This <text:span text:style-name="T13">model</text:span> allows the customer to have a product that suits their evolving needs and <text:span text:style-name="T12">is </text:span>fit for purpose.</text:p>
      <text:p text:style-name="P9"/>
      <text:p text:style-name="P7">Add differences about Waterfall being sequential and Agile being iterative <text:span text:style-name="T15">perhaps with the ideas below:</text:span></text:p>
      <text:p text:style-name="P13"><text:span text:style-name="T8">Customers evolving needs, moving finish date</text:span><text:span text:style-name="T9"> </text:span><text:span text:style-name="T8"><text:s/></text:span><text:span text:style-name="T9">vs not moving finish date </text:span><text:span text:style-name="T8"><text:s/></text:span><text:span text:style-name="T9">(allows for developers </text:span><text:soft-page-break/><text:span text:style-name="T9">and customers to agree on what will be delivered and makes planning easier and with so much planning it is easier to guesstimate how long it will take.)</text:span><text:span text:style-name="T8">, </text:span><text:span text:style-name="T9">emphasis on documentation vs not much documentation.</text:span></text:p>
      <text:p text:style-name="P1"/>
      <text:p text:style-name="P1">AGILE</text:p>
      <text:p text:style-name="P1"><text:tab/>Constant customer feedback so you know what they are looking for and if you're hitting the mark</text:p>
      <text:p text:style-name="P1"><text:tab/>More team based</text:p>
      <text:p text:style-name="P1"><text:tab/>More testing and communication </text:p>
      <text:p text:style-name="P1"/>
      <text:p text:style-name="P2">Conclusion</text:p>
      <text:p text:style-name="P1"><text:tab/>state which is better <text:span text:style-name="T1">when</text:span></text:p>
      <text:p text:style-name="P12">Waterfall better for solo developers or groups which do not overlap</text:p>
      <text:p text:style-name="P14">Agile better for larger teams and for customers who have evolving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3T21:19:46.039686769</dc:date>
    <meta:generator>LibreOffice/4.2.8.2$Linux_X86_64 LibreOffice_project/420m0$Build-2</meta:generator>
    <dc:creator>G. Allen</dc:creator>
    <meta:editing-duration>PT51M2S</meta:editing-duration>
    <meta:editing-cycles>19</meta:editing-cycles>
    <meta:document-statistic meta:table-count="0" meta:image-count="0" meta:object-count="0" meta:page-count="2" meta:paragraph-count="34" meta:word-count="593" meta:character-count="3605" meta:non-whitespace-character-count="3017"/>
  </office:meta>
</office:document-meta>
</file>